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b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Program 1- Write a program to add 2 numbers and print the result on the console.</text:p>
      <text:p text:style-name="Standard">let num1 = 10</text:p>
      <text:p text:style-name="Standard">let num2 = 20</text:p>
      <text:p text:style-name="Standard">console.log("result", num1 + num2)</text:p>
      <text:p text:style-name="Standard"/>
      <text:p text:style-name="Standard">//Program 2- Write a program to subtract 2 numbers and print the result on the console.</text:p>
      <text:p text:style-name="Standard">let num3 = 10</text:p>
      <text:p text:style-name="Standard">let num4 = 20</text:p>
      <text:p text:style-name="Standard">console.log("result", num1 - num2)</text:p>
      <text:p text:style-name="Standard"/>
      <text:p text:style-name="Standard">//Program 3- Write a program to display student results. If the number is below 50 then print fail and if the number is above 50 then pass.</text:p>
      <text:p text:style-name="Standard">const marksstr = prompt("Please Enter the Marks !")</text:p>
      <text:p text:style-name="Standard">let marks = Number(resultstr)</text:p>
      <text:p text:style-name="Standard"/>
      <text:p text:style-name="Standard">let result = marks &lt; 50 ? "Student Fail":"Student Pass"</text:p>
      <text:p text:style-name="Standard">alert(result)</text:p>
      <text:p text:style-name="Standard"/>
      <text:p text:style-name="Standard">//Program 4- Write a program to display student results. </text:p>
      <text:p text:style-name="Standard">const prompt = require("prompt-sync")();</text:p>
      <text:p text:style-name="Standard">const arg = prompt("Enter the marks? "); </text:p>
      <text:p text:style-name="Standard">//arg = 99</text:p>
      <text:p text:style-name="Standard">switch(true){</text:p>
      <text:p text:style-name="Standard"><text:s text:c="4"/>case arg &gt; 90:</text:p>
      <text:p text:style-name="Standard"><text:s text:c="8"/>console.log("Grade A");</text:p>
      <text:p text:style-name="Standard"><text:s text:c="8"/>break;</text:p>
      <text:p text:style-name="Standard"><text:s text:c="4"/>case arg &gt;70 &amp;&amp; arg &lt; 90:</text:p>
      <text:p text:style-name="Standard"><text:s text:c="8"/>console.log("Grade B")</text:p>
      <text:p text:style-name="Standard"><text:s text:c="8"/>break;</text:p>
      <text:p text:style-name="Standard"><text:s text:c="4"/>case arg &gt;50 &amp;&amp; arg &lt; 70:</text:p>
      <text:p text:style-name="Standard"><text:s text:c="8"/>console.log("Grade C")</text:p>
      <text:p text:style-name="Standard"><text:s text:c="8"/>break;</text:p>
      <text:p text:style-name="Standard"><text:s text:c="4"/>case arg &lt; 70 :</text:p>
      <text:p text:style-name="Standard"><text:s text:c="8"/>console.log("Fail")</text:p>
      <text:p text:style-name="Standard"><text:s text:c="8"/>break;</text:p>
      <text:p text:style-name="Standard"><text:s text:c="4"/>default :</text:p>
      <text:p text:style-name="Standard"><text:s text:c="4"/>console.log("Please enter the number !")</text:p>
      <text:p text:style-name="Standard">}</text:p>
      <text:p text:style-name="Standard">//Program 5- Write a function that takes 3 numbers as arguments and perform multiplication of the numbers and returns the output. </text:p>
      <text:p text:style-name="Standard"/>
      <text:p text:style-name="Standard">function mulfun(a,b,c){</text:p>
      <text:p text:style-name="Standard"><text:s text:c="4"/>return a *b * c</text:p>
      <text:p text:style-name="Standard">}</text:p>
      <text:p text:style-name="Standard">console.log(mulfun(1,2,3))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0:42:31.092000000</meta:creation-date>
    <meta:generator>EasyOffice/7.1.2.2$Windows_X86_64 LibreOffice_project/05cf9207906dd384decbb692cb60ea4703660d7e</meta:generator>
    <dc:date>2022-08-14T17:23:02.576000000</dc:date>
    <meta:editing-duration>PT3H20M4S</meta:editing-duration>
    <meta:editing-cycles>3</meta:editing-cycles>
    <meta:document-statistic meta:table-count="0" meta:image-count="0" meta:object-count="0" meta:page-count="1" meta:paragraph-count="38" meta:word-count="202" meta:character-count="1263" meta:non-whitespace-character-count="1004"/>
  </office:meta>
</office:document-meta>
</file>